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YouTube Noto" svg:font-family="'YouTube Noto', 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fo:font-weight="normal" officeooo:rsid="00821dd1" officeooo:paragraph-rsid="0019c564" style:font-size-asian="12pt" style:font-weight-asian="normal" style:font-size-complex="12pt" style:font-weight-complex="normal"/>
    </style:style>
    <style:style style:name="P2" style:family="paragraph" style:parent-style-name="Standard">
      <style:text-properties fo:font-size="12pt" fo:font-weight="normal" officeooo:rsid="00821dd1" officeooo:paragraph-rsid="008a7a29" style:font-size-asian="12pt" style:font-weight-asian="normal" style:font-size-complex="12pt" style:font-weight-complex="normal"/>
    </style:style>
    <style:style style:name="P3" style:family="paragraph" style:parent-style-name="Standard">
      <style:text-properties fo:font-size="12pt" fo:font-weight="normal" officeooo:rsid="001c8c4f" officeooo:paragraph-rsid="001c8c4f" style:font-size-asian="12pt" style:font-weight-asian="normal" style:font-size-complex="12pt" style:font-weight-complex="normal"/>
    </style:style>
    <style:style style:name="P4" style:family="paragraph" style:parent-style-name="Standard">
      <style:text-properties fo:font-size="12pt" fo:font-weight="normal" officeooo:rsid="001f937c" officeooo:paragraph-rsid="001f937c" style:font-size-asian="12pt" style:font-weight-asian="normal" style:font-size-complex="12pt" style:font-weight-complex="normal"/>
    </style:style>
    <style:style style:name="P5" style:family="paragraph" style:parent-style-name="Standard">
      <style:text-properties fo:font-size="12pt" fo:font-weight="normal" officeooo:rsid="00209e6f" officeooo:paragraph-rsid="00209e6f" style:font-size-asian="12pt" style:font-weight-asian="normal" style:font-size-complex="12pt" style:font-weight-complex="normal"/>
    </style:style>
    <style:style style:name="P6" style:family="paragraph" style:parent-style-name="Standard">
      <style:text-properties fo:font-size="12pt" fo:font-weight="normal" officeooo:rsid="00220c5b" officeooo:paragraph-rsid="00220c5b" style:font-size-asian="12pt" style:font-weight-asian="normal" style:font-size-complex="12pt" style:font-weight-complex="normal"/>
    </style:style>
    <style:style style:name="P7" style:family="paragraph" style:parent-style-name="Standard">
      <style:text-properties fo:font-size="12pt" fo:font-weight="normal" officeooo:rsid="00234d20" officeooo:paragraph-rsid="00234d20" style:font-size-asian="12pt" style:font-weight-asian="normal" style:font-size-complex="12pt" style:font-weight-complex="normal"/>
    </style:style>
    <style:style style:name="P8" style:family="paragraph" style:parent-style-name="Standard">
      <style:text-properties fo:font-size="12pt" fo:font-weight="normal" officeooo:rsid="00264489" officeooo:paragraph-rsid="00264489" style:font-size-asian="12pt" style:font-weight-asian="normal" style:font-size-complex="12pt" style:font-weight-complex="normal"/>
    </style:style>
    <style:style style:name="P9" style:family="paragraph" style:parent-style-name="Standard">
      <style:text-properties fo:font-size="12pt" fo:font-weight="normal" officeooo:rsid="002769c6" officeooo:paragraph-rsid="002769c6" style:font-size-asian="12pt" style:font-weight-asian="normal" style:font-size-complex="12pt" style:font-weight-complex="normal"/>
    </style:style>
    <style:style style:name="P10" style:family="paragraph" style:parent-style-name="Standard">
      <style:text-properties fo:font-size="12pt" fo:font-weight="normal" officeooo:rsid="002c294c" officeooo:paragraph-rsid="002c294c" style:font-size-asian="12pt" style:font-weight-asian="normal" style:font-size-complex="12pt" style:font-weight-complex="normal"/>
    </style:style>
    <style:style style:name="P11" style:family="paragraph" style:parent-style-name="Standard">
      <style:text-properties fo:font-size="12pt" fo:font-weight="normal" officeooo:rsid="002db705" officeooo:paragraph-rsid="002db705" style:font-size-asian="12pt" style:font-weight-asian="normal" style:font-size-complex="12pt" style:font-weight-complex="normal"/>
    </style:style>
    <style:style style:name="P12" style:family="paragraph" style:parent-style-name="Standard">
      <style:text-properties fo:font-size="12pt" fo:font-weight="normal" officeooo:rsid="002f69b5" officeooo:paragraph-rsid="002f69b5" style:font-size-asian="12pt" style:font-weight-asian="normal" style:font-size-complex="12pt" style:font-weight-complex="normal"/>
    </style:style>
    <style:style style:name="P13" style:family="paragraph" style:parent-style-name="Standard">
      <style:text-properties fo:font-size="12pt" fo:font-weight="normal" officeooo:rsid="00304e0b" officeooo:paragraph-rsid="00304e0b" style:font-size-asian="12pt" style:font-weight-asian="normal" style:font-size-complex="12pt" style:font-weight-complex="normal"/>
    </style:style>
    <style:style style:name="P14" style:family="paragraph" style:parent-style-name="Standard">
      <style:text-properties fo:font-size="12pt" fo:font-weight="normal" officeooo:rsid="00319900" officeooo:paragraph-rsid="00319900" style:font-size-asian="12pt" style:font-weight-asian="normal" style:font-size-complex="12pt" style:font-weight-complex="normal"/>
    </style:style>
    <style:style style:name="P15" style:family="paragraph" style:parent-style-name="Standard">
      <style:text-properties fo:font-size="12pt" fo:font-weight="normal" officeooo:rsid="0031f1d8" officeooo:paragraph-rsid="0031f1d8" style:font-size-asian="12pt" style:font-weight-asian="normal" style:font-size-complex="12pt" style:font-weight-complex="normal"/>
    </style:style>
    <style:style style:name="P16" style:family="paragraph" style:parent-style-name="Standard">
      <style:text-properties fo:font-size="12pt" fo:font-weight="normal" officeooo:rsid="0035a56f" officeooo:paragraph-rsid="0035a56f" style:font-size-asian="12pt" style:font-weight-asian="normal" style:font-size-complex="12pt" style:font-weight-complex="normal"/>
    </style:style>
    <style:style style:name="P17" style:family="paragraph" style:parent-style-name="Standard">
      <style:text-properties fo:font-size="12pt" fo:font-weight="normal" officeooo:rsid="0035c37d" officeooo:paragraph-rsid="0035c37d" style:font-size-asian="12pt" style:font-weight-asian="normal" style:font-size-complex="12pt" style:font-weight-complex="normal"/>
    </style:style>
    <style:style style:name="P18" style:family="paragraph" style:parent-style-name="Standard">
      <style:text-properties fo:font-size="12pt" fo:font-weight="normal" officeooo:rsid="0037e654" officeooo:paragraph-rsid="0037e654" style:font-size-asian="12pt" style:font-weight-asian="normal" style:font-size-complex="12pt" style:font-weight-complex="normal"/>
    </style:style>
    <style:style style:name="P19" style:family="paragraph" style:parent-style-name="Standard">
      <style:text-properties fo:font-size="12pt" fo:font-weight="normal" officeooo:rsid="0037e654" officeooo:paragraph-rsid="00805acc" style:font-size-asian="12pt" style:font-weight-asian="normal" style:font-size-complex="12pt" style:font-weight-complex="normal"/>
    </style:style>
    <style:style style:name="P20" style:family="paragraph" style:parent-style-name="Standard">
      <style:text-properties fo:font-size="12pt" fo:font-weight="normal" officeooo:rsid="0039d9a4" officeooo:paragraph-rsid="0039d9a4" style:font-size-asian="12pt" style:font-weight-asian="normal" style:font-size-complex="12pt" style:font-weight-complex="normal"/>
    </style:style>
    <style:style style:name="P21" style:family="paragraph" style:parent-style-name="Standard">
      <style:text-properties fo:font-size="12pt" fo:font-weight="normal" officeooo:rsid="0039d9a4" officeooo:paragraph-rsid="00805acc" style:font-size-asian="12pt" style:font-weight-asian="normal" style:font-size-complex="12pt" style:font-weight-complex="normal"/>
    </style:style>
    <style:style style:name="P22" style:family="paragraph" style:parent-style-name="Standard">
      <style:text-properties fo:font-size="12pt" fo:font-weight="normal" officeooo:rsid="003b571a" officeooo:paragraph-rsid="003b571a" style:font-size-asian="12pt" style:font-weight-asian="normal" style:font-size-complex="12pt" style:font-weight-complex="normal"/>
    </style:style>
    <style:style style:name="P23" style:family="paragraph" style:parent-style-name="Standard">
      <style:text-properties fo:font-size="12pt" fo:font-weight="normal" officeooo:rsid="003b571a" officeooo:paragraph-rsid="00805acc" style:font-size-asian="12pt" style:font-weight-asian="normal" style:font-size-complex="12pt" style:font-weight-complex="normal"/>
    </style:style>
    <style:style style:name="P24" style:family="paragraph" style:parent-style-name="Standard">
      <style:text-properties fo:font-size="12pt" fo:font-weight="normal" officeooo:rsid="003cf8d1" officeooo:paragraph-rsid="003cf8d1" style:font-size-asian="12pt" style:font-weight-asian="normal" style:font-size-complex="12pt" style:font-weight-complex="normal"/>
    </style:style>
    <style:style style:name="P25" style:family="paragraph" style:parent-style-name="Standard">
      <style:text-properties fo:font-size="12pt" fo:font-weight="normal" officeooo:rsid="003cf8d1" officeooo:paragraph-rsid="00805acc" style:font-size-asian="12pt" style:font-weight-asian="normal" style:font-size-complex="12pt" style:font-weight-complex="normal"/>
    </style:style>
    <style:style style:name="P26" style:family="paragraph" style:parent-style-name="Standard">
      <style:text-properties fo:font-size="12pt" fo:font-weight="normal" officeooo:rsid="003de3b7" officeooo:paragraph-rsid="003de3b7" style:font-size-asian="12pt" style:font-weight-asian="normal" style:font-size-complex="12pt" style:font-weight-complex="normal"/>
    </style:style>
    <style:style style:name="P27" style:family="paragraph" style:parent-style-name="Standard">
      <style:text-properties fo:font-size="12pt" fo:font-weight="normal" officeooo:rsid="0040993f" officeooo:paragraph-rsid="0040993f" style:font-size-asian="12pt" style:font-weight-asian="normal" style:font-size-complex="12pt" style:font-weight-complex="normal"/>
    </style:style>
    <style:style style:name="P28" style:family="paragraph" style:parent-style-name="Standard">
      <style:text-properties fo:font-size="12pt" fo:font-weight="normal" officeooo:rsid="0041a64d" officeooo:paragraph-rsid="0041a64d" style:font-size-asian="12pt" style:font-weight-asian="normal" style:font-size-complex="12pt" style:font-weight-complex="normal"/>
    </style:style>
    <style:style style:name="P29" style:family="paragraph" style:parent-style-name="Standard">
      <style:text-properties fo:font-size="12pt" fo:font-weight="normal" officeooo:rsid="00426cc7" officeooo:paragraph-rsid="00426cc7" style:font-size-asian="12pt" style:font-weight-asian="normal" style:font-size-complex="12pt" style:font-weight-complex="normal"/>
    </style:style>
    <style:style style:name="P30" style:family="paragraph" style:parent-style-name="Standard">
      <style:text-properties fo:font-size="12pt" fo:font-weight="normal" officeooo:rsid="00448b0e" officeooo:paragraph-rsid="00448b0e" style:font-size-asian="12pt" style:font-weight-asian="normal" style:font-size-complex="12pt" style:font-weight-complex="normal"/>
    </style:style>
    <style:style style:name="P31" style:family="paragraph" style:parent-style-name="Standard">
      <style:text-properties fo:font-size="12pt" fo:font-weight="normal" officeooo:rsid="00481d30" officeooo:paragraph-rsid="00481d30" style:font-size-asian="12pt" style:font-weight-asian="normal" style:font-size-complex="12pt" style:font-weight-complex="normal"/>
    </style:style>
    <style:style style:name="P32" style:family="paragraph" style:parent-style-name="Standard">
      <style:text-properties fo:font-size="12pt" fo:font-weight="normal" officeooo:rsid="004b5bcb" officeooo:paragraph-rsid="004b5bcb" style:font-size-asian="12pt" style:font-weight-asian="normal" style:font-size-complex="12pt" style:font-weight-complex="normal"/>
    </style:style>
    <style:style style:name="P33" style:family="paragraph" style:parent-style-name="Standard">
      <style:text-properties fo:font-size="12pt" fo:font-weight="normal" officeooo:rsid="004d21f1" officeooo:paragraph-rsid="004d21f1" style:font-size-asian="12pt" style:font-weight-asian="normal" style:font-size-complex="12pt" style:font-weight-complex="normal"/>
    </style:style>
    <style:style style:name="P34" style:family="paragraph" style:parent-style-name="Standard">
      <style:text-properties fo:font-size="12pt" fo:font-weight="normal" officeooo:rsid="004d21f1" officeooo:paragraph-rsid="0083f793" style:font-size-asian="12pt" style:font-weight-asian="normal" style:font-size-complex="12pt" style:font-weight-complex="normal"/>
    </style:style>
    <style:style style:name="P35" style:family="paragraph" style:parent-style-name="Standard">
      <style:text-properties fo:font-size="12pt" fo:font-weight="normal" officeooo:rsid="004d80ba" officeooo:paragraph-rsid="004d80ba" style:font-size-asian="12pt" style:font-weight-asian="normal" style:font-size-complex="12pt" style:font-weight-complex="normal"/>
    </style:style>
    <style:style style:name="P36" style:family="paragraph" style:parent-style-name="Standard">
      <style:text-properties fo:font-size="12pt" fo:font-weight="normal" officeooo:rsid="004dfcfb" officeooo:paragraph-rsid="004dfcfb" style:font-size-asian="12pt" style:font-weight-asian="normal" style:font-size-complex="12pt" style:font-weight-complex="normal"/>
    </style:style>
    <style:style style:name="P37" style:family="paragraph" style:parent-style-name="Standard">
      <style:text-properties fo:font-size="12pt" fo:font-weight="normal" officeooo:rsid="004dfcfb" officeooo:paragraph-rsid="0083f793" style:font-size-asian="12pt" style:font-weight-asian="normal" style:font-size-complex="12pt" style:font-weight-complex="normal"/>
    </style:style>
    <style:style style:name="P38" style:family="paragraph" style:parent-style-name="Standard">
      <style:text-properties fo:font-size="12pt" fo:font-weight="normal" officeooo:rsid="004fb95d" officeooo:paragraph-rsid="004fb95d" style:font-size-asian="12pt" style:font-weight-asian="normal" style:font-size-complex="12pt" style:font-weight-complex="normal"/>
    </style:style>
    <style:style style:name="P39" style:family="paragraph" style:parent-style-name="Standard">
      <style:text-properties fo:font-size="12pt" fo:font-weight="normal" officeooo:rsid="0051e8ad" officeooo:paragraph-rsid="0051e8ad" style:font-size-asian="12pt" style:font-weight-asian="normal" style:font-size-complex="12pt" style:font-weight-complex="normal"/>
    </style:style>
    <style:style style:name="P40" style:family="paragraph" style:parent-style-name="Standard">
      <style:text-properties fo:font-size="12pt" fo:font-weight="normal" officeooo:rsid="0051e8ad" officeooo:paragraph-rsid="00842cbe" style:font-size-asian="12pt" style:font-weight-asian="normal" style:font-size-complex="12pt" style:font-weight-complex="normal"/>
    </style:style>
    <style:style style:name="P41" style:family="paragraph" style:parent-style-name="Standard">
      <style:text-properties fo:font-size="12pt" fo:font-weight="normal" officeooo:rsid="0052298c" officeooo:paragraph-rsid="0052298c" style:font-size-asian="12pt" style:font-weight-asian="normal" style:font-size-complex="12pt" style:font-weight-complex="normal"/>
    </style:style>
    <style:style style:name="P42" style:family="paragraph" style:parent-style-name="Standard">
      <style:text-properties fo:font-size="12pt" fo:font-weight="normal" officeooo:rsid="0053c0bd" officeooo:paragraph-rsid="0053c0bd" style:font-size-asian="12pt" style:font-weight-asian="normal" style:font-size-complex="12pt" style:font-weight-complex="normal"/>
    </style:style>
    <style:style style:name="P43" style:family="paragraph" style:parent-style-name="Standard">
      <style:text-properties fo:font-size="12pt" fo:font-weight="normal" officeooo:rsid="0053c0bd" officeooo:paragraph-rsid="00842cbe" style:font-size-asian="12pt" style:font-weight-asian="normal" style:font-size-complex="12pt" style:font-weight-complex="normal"/>
    </style:style>
    <style:style style:name="P44" style:family="paragraph" style:parent-style-name="Standard">
      <style:text-properties fo:font-size="12pt" fo:font-weight="normal" officeooo:rsid="005609a5" officeooo:paragraph-rsid="005609a5" style:font-size-asian="12pt" style:font-weight-asian="normal" style:font-size-complex="12pt" style:font-weight-complex="normal"/>
    </style:style>
    <style:style style:name="P45" style:family="paragraph" style:parent-style-name="Standard">
      <style:text-properties fo:font-size="12pt" fo:font-weight="normal" officeooo:rsid="00584733" officeooo:paragraph-rsid="00584733" style:font-size-asian="12pt" style:font-weight-asian="normal" style:font-size-complex="12pt" style:font-weight-complex="normal"/>
    </style:style>
    <style:style style:name="P46" style:family="paragraph" style:parent-style-name="Standard">
      <style:text-properties fo:font-size="12pt" fo:font-weight="normal" officeooo:rsid="005c4666" officeooo:paragraph-rsid="005c4666" style:font-size-asian="12pt" style:font-weight-asian="normal" style:font-size-complex="12pt" style:font-weight-complex="normal"/>
    </style:style>
    <style:style style:name="P47" style:family="paragraph" style:parent-style-name="Standard">
      <style:text-properties fo:font-size="12pt" fo:font-weight="normal" officeooo:rsid="005ddbbb" officeooo:paragraph-rsid="005ddbbb" style:font-size-asian="12pt" style:font-weight-asian="normal" style:font-size-complex="12pt" style:font-weight-complex="normal"/>
    </style:style>
    <style:style style:name="P48" style:family="paragraph" style:parent-style-name="Standard">
      <style:text-properties fo:font-size="12pt" fo:font-weight="normal" officeooo:rsid="0060d1fa" officeooo:paragraph-rsid="0060d1fa" style:font-size-asian="12pt" style:font-weight-asian="normal" style:font-size-complex="12pt" style:font-weight-complex="normal"/>
    </style:style>
    <style:style style:name="P49" style:family="paragraph" style:parent-style-name="Standard">
      <style:text-properties fo:font-size="12pt" fo:font-weight="normal" officeooo:rsid="0065b347" officeooo:paragraph-rsid="0065b347" style:font-size-asian="12pt" style:font-weight-asian="normal" style:font-size-complex="12pt" style:font-weight-complex="normal"/>
    </style:style>
    <style:style style:name="P50" style:family="paragraph" style:parent-style-name="Standard">
      <style:text-properties fo:font-size="12pt" fo:font-weight="normal" officeooo:rsid="00673d5e" officeooo:paragraph-rsid="00673d5e" style:font-size-asian="12pt" style:font-weight-asian="normal" style:font-size-complex="12pt" style:font-weight-complex="normal"/>
    </style:style>
    <style:style style:name="P51" style:family="paragraph" style:parent-style-name="Standard">
      <style:text-properties fo:font-size="12pt" fo:font-weight="normal" officeooo:rsid="006cb503" officeooo:paragraph-rsid="006cb503" style:font-size-asian="12pt" style:font-weight-asian="normal" style:font-size-complex="12pt" style:font-weight-complex="normal"/>
    </style:style>
    <style:style style:name="P52" style:family="paragraph" style:parent-style-name="Standard">
      <style:text-properties fo:font-size="12pt" fo:font-weight="normal" officeooo:rsid="006cf8f4" officeooo:paragraph-rsid="006cf8f4" style:font-size-asian="12pt" style:font-weight-asian="normal" style:font-size-complex="12pt" style:font-weight-complex="normal"/>
    </style:style>
    <style:style style:name="P53" style:family="paragraph" style:parent-style-name="Standard">
      <style:text-properties fo:font-size="12pt" fo:font-weight="normal" officeooo:rsid="006f2050" officeooo:paragraph-rsid="006f2050" style:font-size-asian="12pt" style:font-weight-asian="normal" style:font-size-complex="12pt" style:font-weight-complex="normal"/>
    </style:style>
    <style:style style:name="P54" style:family="paragraph" style:parent-style-name="Standard">
      <style:text-properties fo:font-size="12pt" fo:font-weight="normal" officeooo:rsid="0074448a" officeooo:paragraph-rsid="0074448a" style:font-size-asian="12pt" style:font-weight-asian="normal" style:font-size-complex="12pt" style:font-weight-complex="normal"/>
    </style:style>
    <style:style style:name="P55" style:family="paragraph" style:parent-style-name="Standard">
      <style:text-properties fo:font-size="12pt" fo:font-weight="normal" officeooo:rsid="007462f8" officeooo:paragraph-rsid="007462f8" style:font-size-asian="12pt" style:font-weight-asian="normal" style:font-size-complex="12pt" style:font-weight-complex="normal"/>
    </style:style>
    <style:style style:name="P56" style:family="paragraph" style:parent-style-name="Standard">
      <style:text-properties fo:font-size="12pt" fo:font-weight="normal" officeooo:rsid="0075bc6d" officeooo:paragraph-rsid="0075bc6d" style:font-size-asian="12pt" style:font-weight-asian="normal" style:font-size-complex="12pt" style:font-weight-complex="normal"/>
    </style:style>
    <style:style style:name="P57" style:family="paragraph" style:parent-style-name="Standard">
      <style:text-properties fo:font-size="12pt" fo:font-weight="normal" officeooo:rsid="00779a18" officeooo:paragraph-rsid="00779a18" style:font-size-asian="12pt" style:font-weight-asian="normal" style:font-size-complex="12pt" style:font-weight-complex="normal"/>
    </style:style>
    <style:style style:name="P58" style:family="paragraph" style:parent-style-name="Standard">
      <style:text-properties fo:font-size="12pt" fo:font-weight="normal" officeooo:rsid="00779a18" officeooo:paragraph-rsid="008a7a29" style:font-size-asian="12pt" style:font-weight-asian="normal" style:font-size-complex="12pt" style:font-weight-complex="normal"/>
    </style:style>
    <style:style style:name="P59" style:family="paragraph" style:parent-style-name="Standard">
      <style:text-properties fo:font-size="12pt" fo:font-weight="normal" officeooo:rsid="0078bf4a" officeooo:paragraph-rsid="0078bf4a" style:font-size-asian="12pt" style:font-weight-asian="normal" style:font-size-complex="12pt" style:font-weight-complex="normal"/>
    </style:style>
    <style:style style:name="P60" style:family="paragraph" style:parent-style-name="Standard">
      <style:text-properties fo:font-size="12pt" fo:font-weight="normal" officeooo:rsid="0078bf4a" officeooo:paragraph-rsid="008a7a29" style:font-size-asian="12pt" style:font-weight-asian="normal" style:font-size-complex="12pt" style:font-weight-complex="normal"/>
    </style:style>
    <style:style style:name="P61" style:family="paragraph" style:parent-style-name="Standard">
      <style:text-properties fo:font-size="12pt" fo:font-weight="normal" officeooo:rsid="007a7d3d" officeooo:paragraph-rsid="007a7d3d" style:font-size-asian="12pt" style:font-weight-asian="normal" style:font-size-complex="12pt" style:font-weight-complex="normal"/>
    </style:style>
    <style:style style:name="P62" style:family="paragraph" style:parent-style-name="Standard">
      <style:text-properties fo:font-size="12pt" fo:font-weight="normal" officeooo:rsid="007a7d3d" officeooo:paragraph-rsid="008a7a29" style:font-size-asian="12pt" style:font-weight-asian="normal" style:font-size-complex="12pt" style:font-weight-complex="normal"/>
    </style:style>
    <style:style style:name="P63" style:family="paragraph" style:parent-style-name="Standard">
      <style:text-properties fo:font-size="12pt" fo:font-weight="normal" officeooo:rsid="007b864e" officeooo:paragraph-rsid="007b864e" style:font-size-asian="12pt" style:font-weight-asian="normal" style:font-size-complex="12pt" style:font-weight-complex="normal"/>
    </style:style>
    <style:style style:name="P64" style:family="paragraph" style:parent-style-name="Standard">
      <style:text-properties fo:font-size="12pt" fo:font-weight="normal" officeooo:rsid="007ede30" officeooo:paragraph-rsid="007ede30" style:font-size-asian="12pt" style:font-weight-asian="normal" style:font-size-complex="12pt" style:font-weight-complex="normal"/>
    </style:style>
    <style:style style:name="P65" style:family="paragraph" style:parent-style-name="Standard">
      <style:text-properties fo:font-size="12pt" fo:font-weight="normal" officeooo:rsid="007fead6" officeooo:paragraph-rsid="00805acc" style:font-size-asian="12pt" style:font-weight-asian="normal" style:font-size-complex="12pt" style:font-weight-complex="normal"/>
    </style:style>
    <style:style style:name="P66" style:family="paragraph" style:parent-style-name="Standard">
      <style:text-properties fo:font-size="12pt" fo:font-weight="normal" officeooo:rsid="0081fc9d" officeooo:paragraph-rsid="0081fc9d" style:font-size-asian="12pt" style:font-weight-asian="normal" style:font-size-complex="12pt" style:font-weight-complex="normal"/>
    </style:style>
    <style:style style:name="P67" style:family="paragraph" style:parent-style-name="Standard">
      <style:text-properties fo:font-size="12pt" fo:font-weight="normal" officeooo:rsid="00825593" officeooo:paragraph-rsid="00825593" style:font-size-asian="12pt" style:font-weight-asian="normal" style:font-size-complex="12pt" style:font-weight-complex="normal"/>
    </style:style>
    <style:style style:name="P68" style:family="paragraph" style:parent-style-name="Standard">
      <style:text-properties fo:font-size="12pt" fo:font-weight="normal" officeooo:rsid="008a7a29" officeooo:paragraph-rsid="008a7a29" style:font-size-asian="12pt" style:font-weight-asian="normal" style:font-size-complex="12pt" style:font-weight-complex="normal"/>
    </style:style>
    <style:style style:name="P69" style:family="paragraph" style:parent-style-name="Standard">
      <style:text-properties fo:font-size="12pt" fo:font-weight="normal" officeooo:rsid="008cb4d5" officeooo:paragraph-rsid="008cb4d5" style:font-size-asian="12pt" style:font-weight-asian="normal" style:font-size-complex="12pt" style:font-weight-complex="normal"/>
    </style:style>
    <style:style style:name="P70" style:family="paragraph" style:parent-style-name="Standard">
      <style:text-properties fo:font-size="12pt" fo:font-weight="normal" officeooo:rsid="008e0bea" officeooo:paragraph-rsid="008e0bea" style:font-size-asian="12pt" style:font-weight-asian="normal" style:font-size-complex="12pt" style:font-weight-complex="normal"/>
    </style:style>
    <style:style style:name="P71" style:family="paragraph" style:parent-style-name="Standard">
      <style:text-properties fo:font-size="12pt" fo:font-weight="normal" officeooo:rsid="0074b508" officeooo:paragraph-rsid="0019c564" style:font-size-asian="10.5pt" style:font-weight-asian="normal" style:font-size-complex="12pt" style:font-weight-complex="normal"/>
    </style:style>
    <style:style style:name="P72" style:family="paragraph" style:parent-style-name="Standard">
      <style:text-properties fo:font-size="12pt" fo:font-style="normal" fo:font-weight="normal" officeooo:rsid="008e0bea" officeooo:paragraph-rsid="008e0bea" style:font-size-asian="12pt" style:font-style-asian="normal" style:font-weight-asian="normal" style:font-size-complex="12pt" style:font-style-complex="normal" style:font-weight-complex="normal"/>
    </style:style>
    <style:style style:name="P73" style:family="paragraph" style:parent-style-name="Standard">
      <style:text-properties fo:font-weight="normal" officeooo:rsid="00757b96" officeooo:paragraph-rsid="0019c564" style:font-weight-asian="normal" style:font-weight-complex="normal"/>
    </style:style>
    <style:style style:name="P74" style:family="paragraph" style:parent-style-name="Standard">
      <style:text-properties fo:font-weight="normal" officeooo:rsid="0076be12" officeooo:paragraph-rsid="0083f793" style:font-weight-asian="normal" style:font-weight-complex="normal"/>
    </style:style>
    <style:style style:name="P75" style:family="paragraph" style:parent-style-name="Standard">
      <style:text-properties fo:font-weight="normal" officeooo:rsid="00889f36" officeooo:paragraph-rsid="00889f36" style:font-weight-asian="normal" style:font-weight-complex="normal"/>
    </style:style>
    <style:style style:name="P76" style:family="paragraph" style:parent-style-name="Standard">
      <style:text-properties officeooo:rsid="000252d1" officeooo:paragraph-rsid="0019c564"/>
    </style:style>
    <style:style style:name="P77" style:family="paragraph" style:parent-style-name="Standard">
      <style:text-properties fo:font-size="15pt" fo:font-weight="bold" officeooo:rsid="0074b508" officeooo:paragraph-rsid="0019c564" style:font-size-asian="15pt" style:font-weight-asian="bold" style:font-size-complex="15pt" style:font-weight-complex="bold"/>
    </style:style>
    <style:style style:name="P78" style:family="paragraph" style:parent-style-name="Standard">
      <style:text-properties fo:font-size="15pt" fo:font-weight="bold" officeooo:rsid="0076959a" officeooo:paragraph-rsid="0083f793" style:font-size-asian="15pt" style:font-weight-asian="bold" style:font-size-complex="15pt" style:font-weight-complex="bold"/>
    </style:style>
    <style:style style:name="P79" style:family="paragraph" style:parent-style-name="Standard">
      <style:text-properties fo:font-size="15pt" fo:font-weight="bold" officeooo:rsid="007c8cfb" officeooo:paragraph-rsid="0019c564" style:font-size-asian="15pt" style:font-weight-asian="bold" style:font-size-complex="15pt" style:font-weight-complex="bold"/>
    </style:style>
    <style:style style:name="P80" style:family="paragraph" style:parent-style-name="Standard">
      <style:text-properties fo:font-size="15pt" fo:font-weight="bold" officeooo:rsid="007fa03a" officeooo:paragraph-rsid="0019c564" style:font-size-asian="15pt" style:font-weight-asian="bold" style:font-size-complex="15pt" style:font-weight-complex="bold"/>
    </style:style>
    <style:style style:name="P81" style:family="paragraph" style:parent-style-name="Standard">
      <style:text-properties officeooo:rsid="0074b508" officeooo:paragraph-rsid="0019c564"/>
    </style:style>
    <style:style style:name="P82" style:family="paragraph" style:parent-style-name="Standard">
      <style:text-properties officeooo:rsid="001b3f39" officeooo:paragraph-rsid="001b3f39"/>
    </style:style>
    <style:style style:name="T1" style:family="text">
      <style:text-properties officeooo:rsid="00819f53"/>
    </style:style>
    <style:style style:name="T2" style:family="text">
      <style:text-properties fo:font-size="12pt" fo:font-weight="normal" officeooo:rsid="003b571a" style:font-size-asian="12pt" style:font-weight-asian="normal" style:font-size-complex="12pt" style:font-weight-complex="normal"/>
    </style:style>
    <style:style style:name="T3" style:family="text">
      <style:text-properties fo:font-size="12pt" fo:font-weight="normal" officeooo:rsid="003cf8d1" style:font-size-asian="12pt" style:font-weight-asian="normal" style:font-size-complex="12pt" style:font-weight-complex="normal"/>
    </style:style>
    <style:style style:name="T4" style:family="text">
      <style:text-properties fo:font-size="12pt" fo:font-weight="normal" officeooo:rsid="004fb95d" style:font-size-asian="12pt" style:font-weight-asian="normal" style:font-size-complex="12pt" style:font-weight-complex="normal"/>
    </style:style>
    <style:style style:name="T5" style:family="text">
      <style:text-properties fo:font-size="12pt" fo:font-weight="normal" officeooo:rsid="004d21f1" style:font-size-asian="12pt" style:font-weight-asian="normal" style:font-size-complex="12pt" style:font-weight-complex="normal"/>
    </style:style>
    <style:style style:name="T6" style:family="text">
      <style:text-properties fo:font-style="italic" style:font-style-asian="italic" style:font-style-complex="italic"/>
    </style:style>
    <style:style style:name="T7" style:family="text">
      <style:text-properties fo:font-style="italic" officeooo:rsid="0059bbfc" style:font-style-asian="italic" style:font-style-complex="italic"/>
    </style:style>
    <style:style style:name="T8" style:family="text">
      <style:text-properties fo:font-style="italic" officeooo:rsid="005a8843"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7a7d3d" style:font-style-asian="normal" style:font-style-complex="normal"/>
    </style:style>
    <style:style style:name="T11" style:family="text">
      <style:text-properties fo:font-weight="bold" style:font-weight-asian="bold" style:font-weight-complex="bold"/>
    </style:style>
    <style:style style:name="T12" style:family="text">
      <style:text-properties fo:font-weight="bold" officeooo:rsid="001e9fd8" style:font-weight-asian="bold" style:font-weight-complex="bold"/>
    </style:style>
    <style:style style:name="T13" style:family="text">
      <style:text-properties fo:font-weight="bold" officeooo:rsid="00209e6f" style:font-weight-asian="bold" style:font-weight-complex="bold"/>
    </style:style>
    <style:style style:name="T14" style:family="text">
      <style:text-properties fo:font-weight="bold" officeooo:rsid="00264489" style:font-weight-asian="bold" style:font-weight-complex="bold"/>
    </style:style>
    <style:style style:name="T15" style:family="text">
      <style:text-properties fo:font-weight="bold" officeooo:rsid="002769c6" style:font-weight-asian="bold" style:font-weight-complex="bold"/>
    </style:style>
    <style:style style:name="T16" style:family="text">
      <style:text-properties fo:font-weight="bold" officeooo:rsid="002a7ffc" style:font-weight-asian="bold" style:font-weight-complex="bold"/>
    </style:style>
    <style:style style:name="T17" style:family="text">
      <style:text-properties fo:font-weight="bold" officeooo:rsid="00319900" style:font-weight-asian="bold" style:font-weight-complex="bold"/>
    </style:style>
    <style:style style:name="T18" style:family="text">
      <style:text-properties fo:font-weight="bold" officeooo:rsid="0035a56f" style:font-weight-asian="bold" style:font-weight-complex="bold"/>
    </style:style>
    <style:style style:name="T19" style:family="text">
      <style:text-properties fo:font-weight="bold" officeooo:rsid="00372ba5" style:font-weight-asian="bold" style:font-weight-complex="bold"/>
    </style:style>
    <style:style style:name="T20" style:family="text">
      <style:text-properties fo:font-weight="bold" officeooo:rsid="0037e654" style:font-weight-asian="bold" style:font-weight-complex="bold"/>
    </style:style>
    <style:style style:name="T21" style:family="text">
      <style:text-properties fo:font-weight="bold" officeooo:rsid="003de3b7" style:font-weight-asian="bold" style:font-weight-complex="bold"/>
    </style:style>
    <style:style style:name="T22" style:family="text">
      <style:text-properties fo:font-weight="bold" officeooo:rsid="0040993f" style:font-weight-asian="bold" style:font-weight-complex="bold"/>
    </style:style>
    <style:style style:name="T23" style:family="text">
      <style:text-properties fo:font-weight="bold" officeooo:rsid="0051e8ad" style:font-weight-asian="bold" style:font-weight-complex="bold"/>
    </style:style>
    <style:style style:name="T24" style:family="text">
      <style:text-properties fo:font-weight="bold" officeooo:rsid="00584733" style:font-weight-asian="bold" style:font-weight-complex="bold"/>
    </style:style>
    <style:style style:name="T25" style:family="text">
      <style:text-properties fo:font-weight="bold" officeooo:rsid="005ccb4a" style:font-weight-asian="bold" style:font-weight-complex="bold"/>
    </style:style>
    <style:style style:name="T26" style:family="text">
      <style:text-properties fo:font-weight="bold" officeooo:rsid="006cb503" style:font-weight-asian="bold" style:font-weight-complex="bold"/>
    </style:style>
    <style:style style:name="T27" style:family="text">
      <style:text-properties fo:font-weight="bold" officeooo:rsid="0074448a" style:font-weight-asian="bold" style:font-weight-complex="bold"/>
    </style:style>
    <style:style style:name="T28" style:family="text">
      <style:text-properties fo:font-weight="bold" officeooo:rsid="007462f8" style:font-weight-asian="bold" style:font-weight-complex="bold"/>
    </style:style>
    <style:style style:name="T29" style:family="text">
      <style:text-properties fo:font-weight="bold" officeooo:rsid="0075bc6d" style:font-weight-asian="bold" style:font-weight-complex="bold"/>
    </style:style>
    <style:style style:name="T30" style:family="text">
      <style:text-properties fo:font-weight="bold" officeooo:rsid="00779a18" style:font-weight-asian="bold" style:font-weight-complex="bold"/>
    </style:style>
    <style:style style:name="T31" style:family="text">
      <style:text-properties fo:font-weight="bold" officeooo:rsid="0078bf4a" style:font-weight-asian="bold" style:font-weight-complex="bold"/>
    </style:style>
    <style:style style:name="T32" style:family="text">
      <style:text-properties fo:font-weight="bold" officeooo:rsid="007a7d3d" style:font-weight-asian="bold" style:font-weight-complex="bold"/>
    </style:style>
    <style:style style:name="T33" style:family="text">
      <style:text-properties officeooo:rsid="001b3f39"/>
    </style:style>
    <style:style style:name="T34" style:family="text">
      <style:text-properties officeooo:rsid="001c8c4f"/>
    </style:style>
    <style:style style:name="T35" style:family="text">
      <style:text-properties officeooo:rsid="0024f3cc"/>
    </style:style>
    <style:style style:name="T36" style:family="text">
      <style:text-properties officeooo:rsid="0031f1d8"/>
    </style:style>
    <style:style style:name="T37" style:family="text">
      <style:text-properties officeooo:rsid="003368ee"/>
    </style:style>
    <style:style style:name="T38" style:family="text">
      <style:text-properties officeooo:rsid="0035a56f"/>
    </style:style>
    <style:style style:name="T39" style:family="text">
      <style:text-properties officeooo:rsid="0039d9a4"/>
    </style:style>
    <style:style style:name="T40" style:family="text">
      <style:text-properties officeooo:rsid="0046303e"/>
    </style:style>
    <style:style style:name="T41" style:family="text">
      <style:text-properties officeooo:rsid="004b5bcb"/>
    </style:style>
    <style:style style:name="T42" style:family="text">
      <style:text-properties officeooo:rsid="004d80ba"/>
    </style:style>
    <style:style style:name="T43" style:family="text">
      <style:text-properties officeooo:rsid="004ff5bb"/>
    </style:style>
    <style:style style:name="T44" style:family="text">
      <style:text-properties officeooo:rsid="005609a5"/>
    </style:style>
    <style:style style:name="T45" style:family="text">
      <style:text-properties officeooo:rsid="0059bbfc"/>
    </style:style>
    <style:style style:name="T46" style:family="text">
      <style:text-properties officeooo:rsid="005f9071"/>
    </style:style>
    <style:style style:name="T47" style:family="text">
      <style:text-properties officeooo:rsid="00628494"/>
    </style:style>
    <style:style style:name="T48" style:family="text">
      <style:text-properties officeooo:rsid="0064436b"/>
    </style:style>
    <style:style style:name="T49" style:family="text">
      <style:text-properties officeooo:rsid="0065f57c"/>
    </style:style>
    <style:style style:name="T50" style:family="text">
      <style:text-properties officeooo:rsid="006ae328"/>
    </style:style>
    <style:style style:name="T51" style:family="text">
      <style:text-properties officeooo:rsid="006de010"/>
    </style:style>
    <style:style style:name="T52" style:family="text">
      <style:text-properties officeooo:rsid="0070af90"/>
    </style:style>
    <style:style style:name="T53" style:family="text">
      <style:text-properties officeooo:rsid="007a7d3d"/>
    </style:style>
    <style:style style:name="T54" style:family="text">
      <style:text-properties officeooo:rsid="007b864e"/>
    </style:style>
    <style:style style:name="T55" style:family="text">
      <style:text-properties officeooo:rsid="00805acc"/>
    </style:style>
    <style:style style:name="T56" style:family="text">
      <style:text-properties officeooo:rsid="0083f793"/>
    </style:style>
    <style:style style:name="T57" style:family="text">
      <style:text-properties officeooo:rsid="00847d8b"/>
    </style:style>
    <style:style style:name="T58" style:family="text">
      <style:text-properties officeooo:rsid="008902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Chat with Traders Episode <text:span text:style-name="T33">6</text:span></text:p>
      <text:p text:style-name="P76"><text:span text:style-name="T1">2</text:span> <text:span text:style-name="T1">June </text:span>2017</text:p>
      <text:p text:style-name="P82"><text:span text:style-name="T34">Gann </text:span>Swing Trading and Technical Analysis with Tim Walker</text:p>
      <text:p text:style-name="P82"/>
      <text:p text:style-name="P77">Summary</text:p>
      <text:p text:style-name="P75">Don’t try to predict the market, just trade what’s in front of you. Analyze the overall market trends and wait for an actual signal to trade. Everything you need to know is captured in the charts. The market is not against you, you just have to know how to deal with it. <text:span text:style-name="T58">Make human behavior and psychological a fundamental point in your strategy.</text:span></text:p>
      <text:p text:style-name="P73"/>
      <text:p text:style-name="P78">Strategy</text:p>
      <text:p text:style-name="P37">1) Analyze market that’s in position for a trade, 2) waiting for actual signal to trade.</text:p>
      <text:p text:style-name="P19">Look for strong turning points in the market to start a series of trades (double tops/bottoms) <text:span text:style-name="T39">with reasonable degree of certainty that market will turn. May not happen right away, but if it gets confirmed, then hold it for as long as possible in the next move. </text:span></text:p>
      <text:p text:style-name="P21">Timeframe: typically 1-2 weeks, <text:span text:style-name="T55">but stick with it if it keeps moving.</text:span></text:p>
      <text:p text:style-name="P21">If swing chart keeps moving, then I’ll stick with it a bit longer.</text:p>
      <text:p text:style-name="P25">Split position in 2: take profits on half the position at high probability point, then the other half hold on to longer move. </text:p>
      <text:p text:style-name="P34"><text:span text:style-name="T56">W</text:span>hen a price falls in half, it is generally a good place to buy. (or halfway between price ranges). <text:span text:style-name="T42">Need extra confirmation. Like a double bottom, or volume indication, etc. These are extremely high probability trades. They have a really good move, and if they fail then you can just short them. The market has to go one way or the other in a big way, so about 90% chance of making money even if you’re wrong at the beginning.</text:span></text:p>
      <text:p text:style-name="P74"/>
      <text:p text:style-name="P79">Tips</text:p>
      <text:p text:style-name="P63">Study the overall trends in weekly and monthly charts to get a bigger picture of what’s going on in the market. <text:span text:style-name="T57">Don’t get antsy over a newly learned signal. Wait for the right timing.</text:span></text:p>
      <text:p text:style-name="P64">Sometimes, taking a break from trading <text:s/>can help clear your mind.</text:p>
      <text:p text:style-name="P65">Read material multiple times to really understand it.</text:p>
      <text:p text:style-name="P23">9/10 <text:span text:style-name="T55">times the</text:span> market will do something different than what you think.</text:p>
      <text:p text:style-name="P25">Don’t try to be right, just trade what’s in front of you. Roll with the punches.</text:p>
      <text:p text:style-name="P66">Usually better to do the opposite of what the news says.</text:p>
      <text:p text:style-name="P67">Price charts actually already capture the fundamental analysis.</text:p>
      <text:p text:style-name="P67">Trading is not about being right but <text:span text:style-name="T41">about developing strategies that work 7-8/10 times, taking the trades that are indicated by that setup, managing the risk and exit point, and knowing when not to take the trade.</text:span></text:p>
      <text:p text:style-name="P43">It’s all about understanding human behavior and psychology. <text:span text:style-name="T44">If people think the stock will go to $60, then why do they sell at $50? They must be, in all their models, convinced that $50 is as much as they’ll get. If the price gets there a second time, are people selling again? If so, then it’ll go back down. If not, then they must believe it will continue going up. </text:span></text:p>
      <text:p text:style-name="P40">Every stock gets traded by people who know the industry very well.</text:p>
      <text:p text:style-name="P69">Study volume</text:p>
      <text:p text:style-name="P80"/>
      <text:p text:style-name="P80">Resources</text:p>
      <text:p text:style-name="P68">Book: </text:p>
      <text:p text:style-name="P58"><text:tab/>Gann’s:<text:span text:style-name="T6"> truth of the stock tape.</text:span></text:p>
      <text:p text:style-name="P72"><text:soft-page-break/>Website:</text:p>
      <text:p text:style-name="P70"><text:span text:style-name="T9"><text:tab/>w</text:span><text:span text:style-name="T10">ww.timwalker.net.au</text:span></text:p>
      <text:p text:style-name="P81"/>
      <text:p text:style-name="P77">Notes</text:p>
      <text:p text:style-name="P71"/>
      <text:p text:style-name="P3">In today’s episode Tim consistently deliverers great pointers, especially for those who are technically inclined. He also goes into detail about the influence Gann’s methods have on his own approach to trading. In particular Gann’s ‘50% rule’ which continues to hold weight in today’s market – study and backtest this one, see for yourself.</text:p>
      <text:p text:style-name="P3"/>
      <text:p text:style-name="P3"><text:tab/><text:span text:style-name="T12">What’s your favorite quote?</text:span></text:p>
      <text:p text:style-name="P4">W.D. Gann: “If 99 out of 100 traders lose money, then 1 out of 100 must make a fortune. You can be that one.”</text:p>
      <text:p text:style-name="P4"/>
      <text:p text:style-name="P4"><text:tab/><text:span text:style-name="T13">How did you get into trading?</text:span></text:p>
      <text:p text:style-name="P5">Bought Gann’s book, fell in love with it.</text:p>
      <text:p text:style-name="P6">Studied for 6 months before actually starting.</text:p>
      <text:p text:style-name="P7">After 1 year, trading became full time <text:span text:style-name="T35">career.</text:span></text:p>
      <text:p text:style-name="P7"/>
      <text:p text:style-name="P7"><text:tab/><text:span text:style-name="T14">What was your first trade like?</text:span></text:p>
      <text:p text:style-name="P8">Shorted BHP that fulfilled all the rules in the beginner’s book. <text:span text:style-name="T54">Found out quickly t</text:span>here’s a lot more to trading than what’s in the beginner’s book.</text:p>
      <text:p text:style-name="P8"/>
      <text:p text:style-name="P8"><text:tab/><text:span text:style-name="T15">Early setbacks.</text:span></text:p>
      <text:p text:style-name="P9">2-3 months into it: no idea of the bigger context of the market. I knew how to look at a small segment on a daily timescale of the market, but no idea about market trends.</text:p>
      <text:p text:style-name="P9"/>
      <text:p text:style-name="P9"><text:tab/><text:span text:style-name="T16">How did you overcome?</text:span></text:p>
      <text:p text:style-name="P10">Needed more knowledge. Took a break for about 1 month, studied more, filled in the missing bits.</text:p>
      <text:p text:style-name="P10">Actually, not trading helped me see the bigger trends with a clear head.</text:p>
      <text:p text:style-name="P11">It’s very easy to ignore what the market is doing if you have stake in it.</text:p>
      <text:p text:style-name="P11"/>
      <text:p text:style-name="P11"><text:tab/><text:span text:style-name="T11">What’s one trade you’ll never forget?</text:span></text:p>
      <text:p text:style-name="P12">First trade I took after my rest period.</text:p>
      <text:p text:style-name="P12">Found a double-bottom setup that fit what I was studying.</text:p>
      <text:p text:style-name="P12">While I was in it, takeover rumor came out, jumping the price 30%.</text:p>
      <text:p text:style-name="P12">This changed my thinking: I realized that I can be successful.</text:p>
      <text:p text:style-name="P13">Stay positive thinking, and you’ll see positive opportunities.</text:p>
      <text:p text:style-name="P13"/>
      <text:p text:style-name="P13"><text:tab/><text:span text:style-name="T17">What did you do to build knowledge?</text:span></text:p>
      <text:p text:style-name="P14">I read lots of books. <text:span text:style-name="T36">Was in Safety in the Market Study Program.</text:span></text:p>
      <text:p text:style-name="P15">Mastered one topic <text:span text:style-name="T37">(patterns, ideas, etc.)</text:span> every week. <text:span text:style-name="T38">Read the same material 3-4 times to really understand it.</text:span></text:p>
      <text:p text:style-name="P15"/>
      <text:p text:style-name="P15"><text:tab/><text:span text:style-name="T18">Any paper </text:span><text:span text:style-name="T19">t</text:span><text:span text:style-name="T18">rading?</text:span></text:p>
      <text:p text:style-name="P16">A little bit for about 1 month. Vast majority has been practice in actual market.</text:p>
      <text:p text:style-name="P17">Paper trading leaves out the emotional challenge.</text:p>
      <text:p text:style-name="P17"/>
      <text:p text:style-name="P17"><text:soft-page-break/><text:tab/><text:span text:style-name="T20">How do you approach the market?</text:span></text:p>
      <text:p text:style-name="P18">Start with W.D. Gann’s work. Technically based.</text:p>
      <text:p text:style-name="P18">Look for strong turning points in the market to start a series of trades (double tops/bottoms) <text:span text:style-name="T39">with reasonable degree of certainty that market will turn. May not happen right away, but if it gets confirmed, then hold it for as long as possible in the next move. </text:span></text:p>
      <text:p text:style-name="P20">Timeframe: typically 1-2 weeks.</text:p>
      <text:p text:style-name="P20">If swing chart keeps moving, then I’ll stick with it a bit longer.</text:p>
      <text:p text:style-name="P22">Alternate between holding and locking in.</text:p>
      <text:p text:style-name="P22">9/10 the market will do something different than what you think.</text:p>
      <text:p text:style-name="P24">Split position in 2: take profits on half the position at high probability point, then the other half hold on to longer move. </text:p>
      <text:p text:style-name="P24">Don’t try to be right, just trade what’s in front of you. Roll with the punches.</text:p>
      <text:p text:style-name="P24"/>
      <text:p text:style-name="P24"><text:tab/><text:span text:style-name="T21">Do you ever add to your position as the market goes up?</text:span></text:p>
      <text:p text:style-name="P26">Yes, when I get a new trade signal, I build my position. This is concurrent with the position splitting.</text:p>
      <text:p text:style-name="P26"/>
      <text:p text:style-name="P26"><text:tab/><text:span text:style-name="T22">Do you do any fundamental analysis?</text:span></text:p>
      <text:p text:style-name="P27">Nope, with one exception: I do the opposite of what news releases indicates.</text:p>
      <text:p text:style-name="P28">Average member of the public cannot wrap mind around the implications of the news events.</text:p>
      <text:p text:style-name="P29">Fundamentals are not the only thing that drives the price. Two other factors: fractal pattern of the market, and people’s emotions.</text:p>
      <text:p text:style-name="P30">All of the fundamental factors will appear in the price chart.</text:p>
      <text:p text:style-name="P30">Besides, some news releases are given to the public to get them to buy, and these releases can come from people who want to sell because <text:span text:style-name="T40">they think </text:span>the prices is as high as it will go. <text:span text:style-name="T40">Basically, can’t trust the news.</text:span></text:p>
      <text:p text:style-name="P31">When a price falls in half, it usually will start to go up again. Why did they wait so long to announce this? That’s why I do the opposite of the news.</text:p>
      <text:p text:style-name="P32">Trading is not about being right. It’s about developing strategies that work 7-8/10 times, taking the trades that are indicated by that setup, managing the risk and exit point, and knowing when not to take the trade.</text:p>
      <text:p text:style-name="P32"/>
      <text:p text:style-name="P32"/>
      <text:p text:style-name="P32"><text:tab/><text:span text:style-name="T11">What is the 50% level?</text:span></text:p>
      <text:p text:style-name="P33">Originally from Gann’s books: when a price falls in half, it is generally a good place to buy. (or halfway between price ranges).</text:p>
      <text:p text:style-name="P35">Once it has fallen to 50%, what sort of turn do I look for? Need extra confirmation. Like a double bottom, or volume indication, etc.</text:p>
      <text:p text:style-name="P38">These are extremely high probability trades. <text:span text:style-name="T43">They have a really good move, and if they fail then you can just short them. The market has to go one way or the other in a big way, so about 90% chance of making money even if you’re wrong at the beginning.</text:span></text:p>
      <text:p text:style-name="P36">1) Analyze market that’s in position for a trade, 2) waiting for actual signal to trade.</text:p>
      <text:p text:style-name="P36"/>
      <text:p text:style-name="P36"><text:tab/><text:span text:style-name="T23">Why do you see double/triple bottoms?</text:span></text:p>
      <text:p text:style-name="P39">Every stock gets traded by people who know the industry very well.</text:p>
      <text:p text:style-name="P41">Example: double bottom. If the first bottom is $20, then the people who bought it the first time at $20 will buy it again because they still consider it to be good value. </text:p>
      <text:p text:style-name="P41">Conversely, if the stock bottoms too many times, then people will stop buying it at $20, and the stock may break to the down side.</text:p>
      <text:p text:style-name="P42"><text:soft-page-break/>It’s all about understanding human behavior and psychology. <text:span text:style-name="T44">If people think the stock will go to $60, then why do they sell at $50? They must be, in all their models, convinced that $50 is as much as they’ll get. If the price gets there a second time, are people selling again? If so, then it’ll go back down. If not, then they must believe it will continue going up. </text:span></text:p>
      <text:p text:style-name="P44">This is why markets will turn at previous price levels, whether tops or bottoms.</text:p>
      <text:p text:style-name="P44"/>
      <text:p text:style-name="P44"><text:tab/><text:span text:style-name="T24">Where do beginners slip up?</text:span></text:p>
      <text:p text:style-name="P45">Don’t realize the value of form reading: drawing information from chart patterns.</text:p>
      <text:p text:style-name="P45">Technical trader, everyday there are 5 pieces of information. Open close high low volume. </text:p>
      <text:p text:style-name="P45">Combo of these things form patterns packed with information. </text:p>
      <text:p text:style-name="P45">Example: day 1, $10 range lots of volume. Day 2, $5 range, same volume. What does that mean? The ratio of buyers/sellers is leveling off. In this case, more sellers have come into the market.</text:p>
      <text:p text:style-name="P45">Must know the difference between a market that’s trending vs a market that’s moving sideways (getting ready for the next move). <text:span text:style-name="T45">Moves can be very quick. </text:span><text:span text:style-name="T7">Scan for stocks that have not been moving much because they probably will soon.</text:span><text:span text:style-name="T8"> </text:span></text:p>
      <text:p text:style-name="P46">New traders learn a new signal, then they get antsy to try it, so they go find it and trade it without even looking at what the market is doing.</text:p>
      <text:p text:style-name="P1"/>
      <text:p text:style-name="P1"><text:tab/><text:span text:style-name="T25">Should you do data analysis on your trades?</text:span></text:p>
      <text:p text:style-name="P47">Everybody should do this all the time!</text:p>
      <text:p text:style-name="P47">This is <text:span text:style-name="T46">the best feedback.</text:span></text:p>
      <text:p text:style-name="P48">In trading the market is you<text:span text:style-name="T47">r</text:span> coach and it gives you feedback. Positive feedback: gives you money. Negative feedback: takes our money. <text:span text:style-name="T48">The only way to see this feedback is to analyze your past trades.</text:span></text:p>
      <text:p text:style-name="P49">This will show you if you’re following your rule, <text:span text:style-name="T49">where your strategy needs improvement, what’s works and what doesn’t work</text:span>, etc.</text:p>
      <text:p text:style-name="P50">Bad trades are not because of anything the market is doing. It’s entirely because our inability to <text:span text:style-name="T50">trade well.</text:span></text:p>
      <text:p text:style-name="P49"/>
      <text:p text:style-name="P1"><text:tab/><text:span text:style-name="T26">Do you specialize in certain markets?</text:span></text:p>
      <text:p text:style-name="P51">Yes, I’ve narrowed down certain markets that I like trading. </text:p>
      <text:p text:style-name="P52">Stocks are like people: they have personalities. <text:span text:style-name="T51">Some markets are easier for us to understand.</text:span></text:p>
      <text:p text:style-name="P53">When you stick with the same market for a period of time, you start to notice certain characteristics specific to that market. You develop a gut feeling for it. <text:span text:style-name="T52">Some strategies that work in one market don’t work in another. (lets teach a computer how to do this).</text:span></text:p>
      <text:p text:style-name="P53"/>
      <text:p text:style-name="P53"><text:tab/><text:span text:style-name="T27">Best advice.</text:span></text:p>
      <text:p text:style-name="P54">There’s no room for amateurs in the game of life. You have to have a professional attitude towards everything you do.</text:p>
      <text:p text:style-name="P54"/>
      <text:p text:style-name="P54"><text:tab/><text:span text:style-name="T28">What is a day in your life look like?</text:span></text:p>
      <text:p text:style-name="P55">Follow US and Australian market. Only check the market a few times during the day. Some market study in the afternoon. Prepare for US market. Only really trade like 10 minutes per day, a little longer on the weekend. Don’t have to reinvent the wheel with every trade.</text:p>
      <text:p text:style-name="P55"/>
      <text:p text:style-name="P55"><text:tab/><text:span text:style-name="T29">Trading resource.</text:span></text:p>
      <text:p text:style-name="P56">Every trader needs a good piece of charting software. </text:p>
      <text:p text:style-name="P56"/>
      <text:p text:style-name="P56"><text:tab/><text:span text:style-name="T30">Best book</text:span></text:p>
      <text:p text:style-name="P57">Gann’s: truth of the stock tape.</text:p>
      <text:p text:style-name="P57"><text:soft-page-break/>Read a good biography of a famous trader (like Jesse Livermore World’s Greatest Stock Trader).</text:p>
      <text:p text:style-name="P57"/>
      <text:p text:style-name="P1"><text:tab/><text:span text:style-name="T31">What would you have done differently?</text:span></text:p>
      <text:p text:style-name="P59">1) Study the bigger picture of the market (weekly and monthly charts) to determine the major moves</text:p>
      <text:p text:style-name="P59">2) Study volume a lot more.</text:p>
      <text:p text:style-name="P59"/>
      <text:p text:style-name="P59"><text:tab/><text:span text:style-name="T32">Where can listeners find out more about you?</text:span></text:p>
      <text:p text:style-name="P61">Www.timwalker.net.au</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YouTube Noto" svg:font-family="'YouTube Noto', 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2T11:34:33.900044760</meta:creation-date>
    <dc:date>2017-06-02T13:47:37.072169132</dc:date>
    <meta:editing-duration>PT2H12M15S</meta:editing-duration>
    <meta:editing-cycles>107</meta:editing-cycles>
    <meta:generator>LibreOffice/5.1.6.2$Linux_X86_64 LibreOffice_project/10m0$Build-2</meta:generator>
    <meta:document-statistic meta:table-count="0" meta:image-count="0" meta:object-count="0" meta:page-count="5" meta:paragraph-count="118" meta:word-count="1945" meta:character-count="10833" meta:non-whitespace-character-count="8967"/>
  </office:meta>
</office:document-meta>
</file>